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6ad3" officeooo:paragraph-rsid="00096ad3"/>
    </style:style>
    <style:style style:name="P2" style:family="paragraph" style:parent-style-name="Standard">
      <style:paragraph-properties fo:text-align="center" style:justify-single-word="false"/>
      <style:text-properties officeooo:rsid="00096ad3" officeooo:paragraph-rsid="00096ad3"/>
    </style:style>
    <style:style style:name="P3" style:family="paragraph" style:parent-style-name="Standard">
      <style:text-properties fo:font-style="italic" officeooo:rsid="00096ad3" officeooo:paragraph-rsid="00096ad3" style:font-style-asian="italic" style:font-style-complex="italic"/>
    </style:style>
    <style:style style:name="P4" style:family="paragraph" style:parent-style-name="Standard">
      <style:text-properties officeooo:rsid="00097a46" officeooo:paragraph-rsid="00097a46"/>
    </style:style>
    <style:style style:name="P5" style:family="paragraph" style:parent-style-name="Standard">
      <style:text-properties officeooo:rsid="000a85f8" officeooo:paragraph-rsid="000a85f8"/>
    </style:style>
    <style:style style:name="P6" style:family="paragraph" style:parent-style-name="Standard">
      <style:text-properties officeooo:rsid="000a85f8" officeooo:paragraph-rsid="000ab382"/>
    </style:style>
    <style:style style:name="P7" style:family="paragraph" style:parent-style-name="Standard">
      <style:text-properties officeooo:rsid="000ab382" officeooo:paragraph-rsid="000ab382"/>
    </style:style>
    <style:style style:name="P8" style:family="paragraph" style:parent-style-name="Standard">
      <style:text-properties officeooo:rsid="000ad2d5" officeooo:paragraph-rsid="000ad2d5"/>
    </style:style>
    <style:style style:name="P9" style:family="paragraph" style:parent-style-name="Standard">
      <style:text-properties officeooo:rsid="000ad2d5" officeooo:paragraph-rsid="000b114a"/>
    </style:style>
    <style:style style:name="P10" style:family="paragraph" style:parent-style-name="Standard">
      <style:text-properties officeooo:rsid="000b114a" officeooo:paragraph-rsid="000b114a"/>
    </style:style>
    <style:style style:name="P11" style:family="paragraph" style:parent-style-name="Title">
      <style:text-properties officeooo:rsid="00096ad3" officeooo:paragraph-rsid="00096ad3"/>
    </style:style>
    <style:style style:name="P12" style:family="paragraph" style:parent-style-name="Standard">
      <style:text-properties officeooo:rsid="000ab382" officeooo:paragraph-rsid="000ab382"/>
    </style:style>
    <style:style style:name="P13" style:family="paragraph" style:parent-style-name="Standard">
      <style:text-properties officeooo:rsid="000b114a" officeooo:paragraph-rsid="000b114a"/>
    </style:style>
    <style:style style:name="P14" style:family="paragraph">
      <loext:graphic-properties draw:fill="none"/>
      <style:paragraph-properties fo:text-align="center"/>
      <style:text-properties fo:font-size="12pt"/>
    </style:style>
    <style:style style:name="P15" style:family="paragraph">
      <style:paragraph-properties fo:text-align="center"/>
    </style:style>
    <style:style style:name="P16" style:family="paragraph">
      <loext:graphic-properties draw:fill="none" draw:fill-color="#ffffff"/>
    </style:style>
    <style:style style:name="P17" style:family="paragraph">
      <style:paragraph-properties fo:text-align="center"/>
      <style:text-properties fo:font-size="12pt"/>
    </style:style>
    <style:style style:name="T1" style:family="text">
      <style:text-properties officeooo:rsid="00097a46"/>
    </style:style>
    <style:style style:name="T2" style:family="text">
      <style:text-properties officeooo:rsid="000a53e7"/>
    </style:style>
    <style:style style:name="T3" style:family="text">
      <style:text-properties officeooo:rsid="000ab382"/>
    </style:style>
    <style:style style:name="T4" style:family="text">
      <style:text-properties officeooo:rsid="000ad2d5"/>
    </style:style>
    <style:style style:name="T5" style:family="text">
      <style:text-properties style:text-position="sub 58%"/>
    </style:style>
    <style:style style:name="T6" style:family="text">
      <style:text-properties officeooo:rsid="000b114a"/>
    </style:style>
    <style:style style:name="T7" style:family="text">
      <style:text-properties style:text-position="super 58%"/>
    </style:style>
    <style:style style:name="T8" style:family="text">
      <style:text-properties style:text-position="0% 100%"/>
    </style:style>
    <style:style style:name="T9" style:family="text">
      <style:text-properties style:text-position="-33% 58%"/>
    </style:style>
    <style:style style:name="gr1" style:family="graphic">
      <style:graphic-properties svg:stroke-width="0.0402in" svg:stroke-color="#000000" draw:marker-start-width="0.1984in" draw:marker-end-width="0.1984in" draw:fill="none" draw:textarea-horizontal-align="justify" draw:textarea-vertical-align="middle" draw:auto-grow-height="false" fo:min-height="1.5228in" fo:min-width="1.5236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width="0.0598in" svg:stroke-color="#000000" draw:marker-start="Arrowheads_20_1"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none" draw:textarea-horizontal-align="justify" draw:textarea-vertical-align="middle" draw:auto-grow-height="false" fo:min-height="1.0083in" fo:min-width="1.009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svg:stroke-width="0.0402in" svg:stroke-color="#000000" draw:marker-start="Arrowheads_20_1" draw:marker-start-width="0.1984in" draw:marker-end="Arrowheads_20_4"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Arrowheads_20_5" draw:marker-start-width="0.1689in" draw:marker-end="Arrowheads_20_4"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311in" fo:min-width="0.1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vatar Time Lines</text:p>
      <text:p text:style-name="P2">by Sven Nilsen, 2020</text:p>
      <text:p text:style-name="P1"/>
      <text:p text:style-name="P3">In this paper I present an idea of two time lines, closely connected, in a such way that states in one time line corresponds to change of time in the other time line and vice versa. These are called “avatar time lines”. This generalizes ordinary time using the intuition of “avatars” from Avatar Graphs. I also show that <text:span text:style-name="T6">motion</text:span> in <text:span text:style-name="T6">sub-time lines of </text:span>all avatar time lines have unitary symmetric paths.</text:p>
      <text:p text:style-name="P1"/>
      <text:p text:style-name="P1">To measure time, one can use a clock. The arms on the clock shows the state of the time. However, no clock can show the exact state of time, due to the arms need time to move from <text:span text:style-name="T1">one state to another. If this movement is perceptible, then the observer knows that the clock is not showing the exact state of time. If the movement is inperceptible, then the observer knows the exact state of time is uncertain.</text:span></text:p>
      <text:p text:style-name="P1"/>
      <text:p text:style-name="P1"><draw:custom-shape text:anchor-type="paragraph" draw:z-index="0" draw:name="Shape2" draw:style-name="gr1" draw:text-style-name="P14" svg:width="2.1543in" svg:height="2.1539in" svg:x="2.3028in" svg:y="0.16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1" draw:name="Shape1" draw:style-name="gr2" draw:text-style-name="P15" svg:x1="3.3008in" svg:y1="1.163in" svg:x2="3.9217in" svg:y2="0.0957in"><text:p/></draw:line><draw:frame text:anchor-type="paragraph" draw:z-index="4" draw:name="Shape4" draw:style-name="gr5" draw:text-style-name="P16" svg:width="1.7067in" svg:height="1.3303in" svg:x="0.5965in" svg:y="0.0701in"><draw:text-box><text:p>Arms on a clock shows the state of time, by dividing the circle into labeled positions.</text:p></draw:text-box></draw:frame></text:p>
      <text:p text:style-name="P1"><draw:line text:anchor-type="paragraph" draw:z-index="2" draw:name="Shape1" draw:style-name="gr3" draw:text-style-name="P15" svg:x1="3.3008in" svg:y1="0.9713in" svg:x2="4.2016in" svg:y2="0.1492in"><text:p/></draw:line></text:p>
      <text:p text:style-name="P1"/>
      <text:p text:style-name="P1"/>
      <text:p text:style-name="P1"/>
      <text:p text:style-name="P1"><draw:frame text:anchor-type="paragraph" draw:z-index="3" draw:name="Shape3" draw:style-name="gr4" draw:text-style-name="P16" svg:width="2.3886in" svg:height="1.1512in" svg:x="4.6571in" svg:y="0.1429in"><draw:text-box><text:p>The arm on the clock moves from one state to another, which takes time. This is a self-similar problem, which means one can reduce it but not get rid of it entirely.</text:p></draw:text-box></draw:frame></text:p>
      <text:p text:style-name="P1"/>
      <text:p text:style-name="P1"/>
      <text:p text:style-name="P1"/>
      <text:p text:style-name="P1"/>
      <text:p text:style-name="P1"/>
      <text:p text:style-name="P1"/>
      <text:p text:style-name="P1"/>
      <text:p text:style-name="P4">Either way, the observer can not know the exact state of time. This is a self-similar problem, which means that adding more arms to the clock can reduce the problem but not get rid of it entirely.</text:p>
      <text:p text:style-name="P4"/>
      <text:p text:style-name="P4">An avatar time line <text:span text:style-name="T2">is a generalization of ordinary time lines that mathematically gets rid of the problem of knowing the exact state of time, entirely, instead of merely reducing the problem. Instead of one time line, there are two time lines. The change of time in one time line is the state of time in the other time line. An avatar time line is not possible to experience directly inside our physical universe, because the entire state of an avatar time line can not be described at the same time!</text:span></text:p>
      <text:p text:style-name="P4"><draw:frame text:anchor-type="paragraph" draw:z-index="14" draw:name="Shape6" draw:style-name="gr10" draw:text-style-name="P16" svg:width="0.613in" svg:height="0.3925in" svg:x="2.9945in" svg:y="0.1854in"><draw:text-box><text:p>t<text:span text:style-name="T9">0</text:span></text:p></draw:text-box></draw:frame><draw:frame text:anchor-type="paragraph" draw:z-index="13" draw:name="Shape6" draw:style-name="gr10" draw:text-style-name="P16" svg:width="0.613in" svg:height="0.3925in" svg:x="2.9945in" svg:y="0.1854in"><draw:text-box><text:p>t<text:span text:style-name="T9">0</text:span></text:p></draw:text-box></draw:frame></text:p>
      <text:p text:style-name="P4"><draw:custom-shape text:anchor-type="paragraph" draw:z-index="5" draw:name="Shape2" draw:style-name="gr6" draw:text-style-name="P14" svg:width="1.4815in" svg:height="1.4807in" svg:x="1.7201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1" draw:style-name="gr7" draw:text-style-name="P15" svg:x1="2.4063in" svg:y1="0.9197in" svg:x2="2.8331in" svg:y2="0.1858in"><text:p/></draw:line><draw:line text:anchor-type="paragraph" draw:z-index="7" draw:name="Shape1" draw:style-name="gr8" draw:text-style-name="P15" svg:x1="2.3472in" svg:y1="0.8327in" svg:x2="3.152in" svg:y2="0.9374in"><text:p/></draw:line><draw:custom-shape text:anchor-type="paragraph" draw:z-index="8" draw:name="Shape2" draw:style-name="gr6" draw:text-style-name="P14" svg:width="1.4815in" svg:height="1.4807in" svg:x="3.7063in" svg:y="0.0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Shape1" draw:style-name="gr7" draw:text-style-name="P15" svg:x1="4.3925in" svg:y1="0.937in" svg:x2="5.0154in" svg:y2="0.3862in"><text:p/></draw:line><draw:line text:anchor-type="paragraph" draw:z-index="10" draw:name="Shape1" draw:style-name="gr8" draw:text-style-name="P15" svg:x1="4.3925in" svg:y1="0.8063in" svg:x2="4.9717in" svg:y2="1.3315in"><text:p/></draw:line><draw:line text:anchor-type="paragraph" draw:z-index="11" draw:name="Shape5" draw:style-name="gr9" draw:text-style-name="P15" svg:x1="2.8335in" svg:y1="0.6752in" svg:x2="5.0154in" svg:y2="0.3862in"><text:p/></draw:line><draw:line text:anchor-type="paragraph" draw:z-index="12" draw:name="Shape5" draw:style-name="gr9" draw:text-style-name="P15" svg:x1="5.0154in" svg:y1="0.8846in" svg:x2="3.2016in" svg:y2="0.9374in"><text:p/></draw:line><draw:frame text:anchor-type="paragraph" draw:z-index="16" draw:name="Shape6" draw:style-name="gr10" draw:text-style-name="P16" svg:width="0.4315in" svg:height="0.3925in" svg:x="5.1874in" svg:y="0.1791in"><draw:text-box><text:p>u<text:span text:style-name="T9">0</text:span></text:p></draw:text-box></draw:frame></text:p>
      <text:p text:style-name="P4"/>
      <text:p text:style-name="P4"><draw:frame text:anchor-type="paragraph" draw:z-index="18" draw:name="Shape7" draw:style-name="gr11" draw:text-style-name="P16" svg:width="0.9803in" svg:height="0.6043in" svg:x="0.6591in" svg:y="0.1437in"><draw:text-box><text:p>Time line T</text:p></draw:text-box></draw:frame><draw:frame text:anchor-type="paragraph" draw:z-index="19" draw:name="Shape7" draw:style-name="gr11" draw:text-style-name="P16" svg:width="0.9803in" svg:height="0.6043in" svg:x="5.6189in" svg:y="0.1437in"><draw:text-box><text:p>Time line U</text:p></draw:text-box></draw:frame></text:p>
      <text:p text:style-name="P4"/>
      <text:p text:style-name="P4"/>
      <text:p text:style-name="P4"><draw:frame text:anchor-type="paragraph" draw:z-index="15" draw:name="Shape6" draw:style-name="gr10" draw:text-style-name="P16" svg:width="0.613in" svg:height="0.3925in" svg:x="3.2016in" svg:y="0.1047in"><draw:text-box><text:p>t<text:span text:style-name="T9">1</text:span></text:p></draw:text-box></draw:frame></text:p>
      <text:p text:style-name="P4"><draw:frame text:anchor-type="paragraph" draw:z-index="17" draw:name="Shape6" draw:style-name="gr10" draw:text-style-name="P16" svg:width="0.4315in" svg:height="0.3925in" svg:x="5.1256in" svg:y="0.0264in"><draw:text-box><text:p>u<text:span text:style-name="T9">1</text:span></text:p></draw:text-box></draw:frame></text:p>
      <text:p text:style-name="P4"/>
      <text:p text:style-name="P4"/>
      <text:p text:style-name="P4"/>
      <text:p text:style-name="P6"><text:soft-page-break/>The name “avatar <text:span text:style-name="T3">time line</text:span>” comes from the intuition of Avatar Graphs, where a “core-self” can be extended with self-similar objects called “avatars”. <text:span text:style-name="T3">This is done to solve the problem of introspection. </text:span></text:p>
      <text:p text:style-name="P6"/>
      <text:p text:style-name="P7">A “core-self” can not introspect itself, because there are no relations to introspect. However, by creating “avatars”, which behaves like itself, processing information under different roles, one can integrate information using multiple levels of extensions and achieve some introspection.</text:p>
      <text:p text:style-name="P6"/>
      <text:p text:style-name="P7">The key to understand n-avatars is that they integrate information between lower-level avatars.</text:p>
      <text:p text:style-name="P6"/>
      <text:p text:style-name="P6">A clock is a 1-avatar of time, because it shows the state of time, without “being” time itself. The illustration on previous page shows a “clock 2-avatar of time”, because it integrates information between two clocks that shows the time in two different time lines. </text:p>
      <text:p text:style-name="P6"/>
      <text:p text:style-name="P6"><text:span text:style-name="T3">T</text:span>he “<text:span text:style-name="T3">physical </text:span>reality” that integrates information between the two different time lines is a a 2-avatar of time. <text:span text:style-name="T3">An ordinary time line is thought of as a 1-avatar of time, because one reasons about time within the language of clocks and it is not possible to know what “time itself” is.</text:span></text:p>
      <text:p text:style-name="P5"/>
      <text:p text:style-name="P7">There is a better way of <text:span text:style-name="T4">drawing</text:span> an avatar time line:</text:p>
      <text:p text:style-name="P7"/>
      <text:p text:style-name="P7"><draw:line text:anchor-type="paragraph" draw:z-index="20" draw:name="Shape8" draw:style-name="gr12" draw:text-style-name="P15" svg:x1="0.9472in" svg:y1="0.3925in" svg:x2="5.689in" svg:y2="0.3661in"><text:p/></draw:line><draw:line text:anchor-type="paragraph" draw:z-index="21" draw:name="Shape8" draw:style-name="gr12" draw:text-style-name="P15" svg:x1="0.9472in" svg:y1="1.4071in" svg:x2="5.689in" svg:y2="1.3807in"><text:p/></draw:line><draw:custom-shape text:anchor-type="paragraph" draw:z-index="22" draw:name="Shape9" draw:style-name="gr13" draw:text-style-name="P17" svg:width="0.1843in" svg:height="0.1843in" svg:x="0.8598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9" draw:style-name="gr13" draw:text-style-name="P17" svg:width="0.1843in" svg:height="0.1843in" svg:x="3.2134in" svg:y="0.2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9" draw:style-name="gr13" draw:text-style-name="P17" svg:width="0.1843in" svg:height="0.1843in" svg:x="5.5756in" svg:y="0.2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9" draw:style-name="gr13" draw:text-style-name="P17" svg:width="0.1843in" svg:height="0.1843in" svg:x="0.8689in" svg:y="1.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9" draw:style-name="gr13" draw:text-style-name="P17" svg:width="0.1843in" svg:height="0.1843in" svg:x="3.2484in" svg:y="1.2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9" draw:style-name="gr13" draw:text-style-name="P17" svg:width="0.1843in" svg:height="0.1843in" svg:x="5.602in" svg:y="1.268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 draw:name="Shape10" draw:style-name="gr14" draw:text-style-name="P16" svg:width="0.4287in" svg:height="0.2362in" svg:x="0.8772in" svg:y="0.5772in"><draw:text-box><text:p>t<text:span text:style-name="T9">0</text:span></text:p></draw:text-box></draw:frame><draw:frame text:anchor-type="paragraph" draw:z-index="29" draw:name="Shape10" draw:style-name="gr14" draw:text-style-name="P16" svg:width="0.4287in" svg:height="0.2362in" svg:x="2.0583in" svg:y="0.4366in"><draw:text-box><text:p>u<text:span text:style-name="T9">0</text:span></text:p></draw:text-box></draw:frame><draw:frame text:anchor-type="paragraph" draw:z-index="30" draw:name="Shape10" draw:style-name="gr14" draw:text-style-name="P16" svg:width="0.2358in" svg:height="0.2362in" svg:x="3.2925in" svg:y="0.5335in"><draw:text-box><text:p>t<text:span text:style-name="T9">1</text:span></text:p></draw:text-box></draw:frame><draw:frame text:anchor-type="paragraph" draw:z-index="31" draw:name="Shape10" draw:style-name="gr14" draw:text-style-name="P16" svg:width="0.4287in" svg:height="0.2362in" svg:x="4.3681in" svg:y="0.4445in"><draw:text-box><text:p><text:span text:style-name="T8">u</text:span><text:span text:style-name="T9">1</text:span></text:p></draw:text-box></draw:frame><draw:frame text:anchor-type="paragraph" draw:z-index="32" draw:name="Shape10" draw:style-name="gr14" draw:text-style-name="P16" svg:width="0.2358in" svg:height="0.2362in" svg:x="5.6193in" svg:y="0.5425in"><draw:text-box><text:p>t<text:span text:style-name="T9">2</text:span></text:p></draw:text-box></draw:frame><draw:frame text:anchor-type="paragraph" draw:z-index="33" draw:name="Shape10" draw:style-name="gr14" draw:text-style-name="P16" svg:width="0.4287in" svg:height="0.2362in" svg:x="0.9126in" svg:y="1.5744in"><draw:text-box><text:p>u<text:span text:style-name="T9">0</text:span></text:p></draw:text-box></draw:frame><draw:frame text:anchor-type="paragraph" draw:z-index="34" draw:name="Shape10" draw:style-name="gr14" draw:text-style-name="P16" svg:width="0.2358in" svg:height="0.2362in" svg:x="2.0846in" svg:y="1.4866in"><draw:text-box><text:p>t<text:span text:style-name="T9">1</text:span></text:p></draw:text-box></draw:frame><draw:frame text:anchor-type="paragraph" draw:z-index="35" draw:name="Shape10" draw:style-name="gr14" draw:text-style-name="P16" svg:width="0.4287in" svg:height="0.2362in" svg:x="3.2917in" svg:y="1.5728in"><draw:text-box><text:p><text:span text:style-name="T8">u</text:span><text:span text:style-name="T9">1</text:span></text:p></draw:text-box></draw:frame><draw:frame text:anchor-type="paragraph" draw:z-index="36" draw:name="Shape10" draw:style-name="gr14" draw:text-style-name="P16" svg:width="0.2358in" svg:height="0.2362in" svg:x="4.3335in" svg:y="1.4866in"><draw:text-box><text:p>t<text:span text:style-name="T9">2</text:span></text:p></draw:text-box></draw:frame><draw:frame text:anchor-type="paragraph" draw:z-index="37" draw:name="Shape10" draw:style-name="gr14" draw:text-style-name="P16" svg:width="0.4287in" svg:height="0.2362in" svg:x="5.6626in" svg:y="1.5547in"><draw:text-box><text:p><text:span text:style-name="T8">u</text:span><text:span text:style-name="T9">2</text:span></text:p></draw:text-box></draw:frame></text:p>
      <text:p text:style-name="P7"/>
      <text:p text:style-name="P7"/>
      <text:p text:style-name="P7"/>
      <text:p text:style-name="P7"/>
      <text:p text:style-name="P7"/>
      <text:p text:style-name="P7"/>
      <text:p text:style-name="P7"/>
      <text:p text:style-name="P7"/>
      <text:p text:style-name="P7"/>
      <text:p text:style-name="P7"/>
      <text:p text:style-name="P8">The change of time from `t<text:span text:style-name="T5">0</text:span>` to `t<text:span text:style-name="T5">1</text:span>` can be thought of as a function `u<text:span text:style-name="T5">0</text:span>` such that `u<text:span text:style-name="T5">0</text:span>(t<text:span text:style-name="T5">0</text:span>) = t<text:span text:style-name="T5">1</text:span>`.</text:p>
      <text:p text:style-name="P8">The change of time from `u<text:span text:style-name="T5">0</text:span>` to `u<text:span text:style-name="T5">1</text:span>` can be thought of as a function `t<text:span text:style-name="T5">1</text:span>` such that `t<text:span text:style-name="T5">1</text:span>(u<text:span text:style-name="T5">0</text:span>) = u<text:span text:style-name="T5">1</text:span>`.</text:p>
      <text:p text:style-name="P8"/>
      <text:p text:style-name="P8">A similar pattern that many people are familiar with: The intuition programmers have about computer programs, is that information “moves” from one function to another function, getting transformed along the way. Naturally, one can think about objects as arrows between functions (processing units). However, in Category Theory, it is common to draw functions as arrows between objects instead!</text:p>
      <text:p text:style-name="P8"/>
      <text:p text:style-name="P8">An avatar time line can transform objects into functions and functions into objects, in a symmetric way. All laws that hold naturally for one time line can be transformed into laws for the other time line.</text:p>
      <text:p text:style-name="P8"/>
      <text:p text:style-name="P9">One such law is that when you record a movie and play it backward, you can stop at any time and the frozen frame in time will look exactly as it does when the movie is played forward. Only the motion between frames is reversed. Th<text:span text:style-name="T6">e</text:span> objects <text:span text:style-name="T6">are</text:span> kept static and functions are reversed.</text:p>
      <text:p text:style-name="P9"/>
      <text:p text:style-name="P10">When in an avatar time line, the other time line keeps functions static and reverses objects!</text:p>
      <text:p text:style-name="P10">As a consequence, motion in sub-time line of an avatar time line has a unitary symmetric path:</text:p>
      <text:p text:style-name="P10"/>
      <text:p text:style-name="P10"><text:tab/>f[g] &lt;=&gt; f<text:span text:style-name="T7">-1</text:span><text:span text:style-name="T8"><text:tab/>The only way to keep a function static: Some symmetric path is the inve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20 30" svg:d="M10 0l-10 30h20z"/>
    <draw:marker draw:name="Arrowheads_20_5" draw:display-name="Arrowheads 5" svg:viewBox="0 0 1131 1131" svg:d="M0 564l564 567 567-567-567-56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6:21:32.212395000</meta:creation-date>
    <dc:date>2020-04-14T17:43:56.141661000</dc:date>
    <meta:editing-duration>PT2M29S</meta:editing-duration>
    <meta:editing-cycles>2</meta:editing-cycles>
    <meta:generator>LibreOffice/5.1.2.2$MacOSX_X86_64 LibreOffice_project/d3bf12ecb743fc0d20e0be0c58ca359301eb705f</meta:generator>
    <meta:document-statistic meta:table-count="0" meta:image-count="0" meta:object-count="0" meta:page-count="2" meta:paragraph-count="20" meta:word-count="715" meta:character-count="4087" meta:non-whitespace-character-count="3389"/>
  </office:meta>
</office:document-meta>
</file>